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387925" calcext:value-type="float">
            <text:p>2.21388</text:p>
          </table:table-cell>
          <table:table-cell office:value-type="float" office:value="2.45960883333333" calcext:value-type="float">
            <text:p>2.45961</text:p>
          </table:table-cell>
          <table:table-cell office:value-type="float" office:value="3.731845" calcext:value-type="float">
            <text:p>3.731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588366666667" calcext:value-type="float">
            <text:p>2.28588</text:p>
          </table:table-cell>
          <table:table-cell office:value-type="float" office:value="2.44159075" calcext:value-type="float">
            <text:p>2.44159</text:p>
          </table:table-cell>
          <table:table-cell office:value-type="float" office:value="3.929111" calcext:value-type="float">
            <text:p>3.929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66108333333" calcext:value-type="float">
            <text:p>2.21266</text:p>
          </table:table-cell>
          <table:table-cell office:value-type="float" office:value="2.38880566666667" calcext:value-type="float">
            <text:p>2.38881</text:p>
          </table:table-cell>
          <table:table-cell office:value-type="float" office:value="3.684759" calcext:value-type="float">
            <text:p>3.684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111475" calcext:value-type="float">
            <text:p>2.25111</text:p>
          </table:table-cell>
          <table:table-cell office:value-type="float" office:value="2.3599635" calcext:value-type="float">
            <text:p>2.35996</text:p>
          </table:table-cell>
          <table:table-cell office:value-type="float" office:value="3.585792" calcext:value-type="float">
            <text:p>3.585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851325" calcext:value-type="float">
            <text:p>2.22851</text:p>
          </table:table-cell>
          <table:table-cell office:value-type="float" office:value="2.35567575" calcext:value-type="float">
            <text:p>2.35568</text:p>
          </table:table-cell>
          <table:table-cell office:value-type="float" office:value="3.391455" calcext:value-type="float">
            <text:p>3.391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89791666667" calcext:value-type="float">
            <text:p>2.2009</text:p>
          </table:table-cell>
          <table:table-cell office:value-type="float" office:value="2.35342166666667" calcext:value-type="float">
            <text:p>2.35342</text:p>
          </table:table-cell>
          <table:table-cell office:value-type="float" office:value="3.959473" calcext:value-type="float">
            <text:p>3.9594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6906" calcext:value-type="float">
            <text:p>2.25691</text:p>
          </table:table-cell>
          <table:table-cell office:value-type="float" office:value="2.352336" calcext:value-type="float">
            <text:p>2.35234</text:p>
          </table:table-cell>
          <table:table-cell office:value-type="float" office:value="4.161165" calcext:value-type="float">
            <text:p>4.161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76985" calcext:value-type="float">
            <text:p>2.2377</text:p>
          </table:table-cell>
          <table:table-cell office:value-type="float" office:value="2.33386391666667" calcext:value-type="float">
            <text:p>2.33386</text:p>
          </table:table-cell>
          <table:table-cell office:value-type="float" office:value="3.19466" calcext:value-type="float">
            <text:p>3.194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793591666667" calcext:value-type="float">
            <text:p>2.14794</text:p>
          </table:table-cell>
          <table:table-cell office:value-type="float" office:value="2.32580133333333" calcext:value-type="float">
            <text:p>2.3258</text:p>
          </table:table-cell>
          <table:table-cell office:value-type="float" office:value="3.459786" calcext:value-type="float">
            <text:p>3.459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91033333333" calcext:value-type="float">
            <text:p>2.21691</text:p>
          </table:table-cell>
          <table:table-cell office:value-type="float" office:value="2.3132895" calcext:value-type="float">
            <text:p>2.31329</text:p>
          </table:table-cell>
          <table:table-cell office:value-type="float" office:value="3.525217" calcext:value-type="float">
            <text:p>3.525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63015" calcext:value-type="float">
            <text:p>2.3063</text:p>
          </table:table-cell>
          <table:table-cell office:value-type="float" office:value="2.36196525" calcext:value-type="float">
            <text:p>2.36197</text:p>
          </table:table-cell>
          <table:table-cell office:value-type="float" office:value="4.014615" calcext:value-type="float">
            <text:p>4.0146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13183333333" calcext:value-type="float">
            <text:p>2.21413</text:p>
          </table:table-cell>
          <table:table-cell office:value-type="float" office:value="2.30341058333333" calcext:value-type="float">
            <text:p>2.30341</text:p>
          </table:table-cell>
          <table:table-cell office:value-type="float" office:value="3.209252" calcext:value-type="float">
            <text:p>3.209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80633333333" calcext:value-type="float">
            <text:p>2.24581</text:p>
          </table:table-cell>
          <table:table-cell office:value-type="float" office:value="2.30297133333333" calcext:value-type="float">
            <text:p>2.30297</text:p>
          </table:table-cell>
          <table:table-cell office:value-type="float" office:value="3.942443" calcext:value-type="float">
            <text:p>3.942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37005" calcext:value-type="float">
            <text:p>2.2937</text:p>
          </table:table-cell>
          <table:table-cell office:value-type="float" office:value="2.4166005" calcext:value-type="float">
            <text:p>2.4166</text:p>
          </table:table-cell>
          <table:table-cell office:value-type="float" office:value="4.050927" calcext:value-type="float">
            <text:p>4.0509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560983333333" calcext:value-type="float">
            <text:p>2.28561</text:p>
          </table:table-cell>
          <table:table-cell office:value-type="float" office:value="2.44135691666667" calcext:value-type="float">
            <text:p>2.44136</text:p>
          </table:table-cell>
          <table:table-cell office:value-type="float" office:value="4.634919" calcext:value-type="float">
            <text:p>4.634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56266666667" calcext:value-type="float">
            <text:p>2.28456</text:p>
          </table:table-cell>
          <table:table-cell office:value-type="float" office:value="2.290981" calcext:value-type="float">
            <text:p>2.29098</text:p>
          </table:table-cell>
          <table:table-cell office:value-type="float" office:value="3.679553" calcext:value-type="float">
            <text:p>3.679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485516666667" calcext:value-type="float">
            <text:p>2.18486</text:p>
          </table:table-cell>
          <table:table-cell office:value-type="float" office:value="2.28451308333333" calcext:value-type="float">
            <text:p>2.28451</text:p>
          </table:table-cell>
          <table:table-cell office:value-type="float" office:value="3.093726" calcext:value-type="float">
            <text:p>3.093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7960941666667" calcext:value-type="float">
            <text:p>2.27961</text:p>
          </table:table-cell>
          <table:table-cell office:value-type="float" office:value="2.33362733333333" calcext:value-type="float">
            <text:p>2.33363</text:p>
          </table:table-cell>
          <table:table-cell office:value-type="float" office:value="3.715851" calcext:value-type="float">
            <text:p>3.715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752266666667" calcext:value-type="float">
            <text:p>2.27752</text:p>
          </table:table-cell>
          <table:table-cell office:value-type="float" office:value="2.46354891666667" calcext:value-type="float">
            <text:p>2.46355</text:p>
          </table:table-cell>
          <table:table-cell office:value-type="float" office:value="3.970921" calcext:value-type="float">
            <text:p>3.970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100141666667" calcext:value-type="float">
            <text:p>2.271</text:p>
          </table:table-cell>
          <table:table-cell office:value-type="float" office:value="2.41012558333333" calcext:value-type="float">
            <text:p>2.41013</text:p>
          </table:table-cell>
          <table:table-cell office:value-type="float" office:value="4.396944" calcext:value-type="float">
            <text:p>4.396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6313366666667" calcext:value-type="float">
            <text:p>2.26313</text:p>
          </table:table-cell>
          <table:table-cell office:value-type="float" office:value="2.27482741666667" calcext:value-type="float">
            <text:p>2.27483</text:p>
          </table:table-cell>
          <table:table-cell office:value-type="float" office:value="3.604" calcext:value-type="float">
            <text:p>3.6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07875" calcext:value-type="float">
            <text:p>2.26108</text:p>
          </table:table-cell>
          <table:table-cell office:value-type="float" office:value="2.2828925" calcext:value-type="float">
            <text:p>2.28289</text:p>
          </table:table-cell>
          <table:table-cell office:value-type="float" office:value="3.713529" calcext:value-type="float">
            <text:p>3.713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576015" calcext:value-type="float">
            <text:p>2.2576</text:p>
          </table:table-cell>
          <table:table-cell office:value-type="float" office:value="2.33989816666667" calcext:value-type="float">
            <text:p>2.3399</text:p>
          </table:table-cell>
          <table:table-cell office:value-type="float" office:value="4.065164" calcext:value-type="float">
            <text:p>4.0651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20216666667" calcext:value-type="float">
            <text:p>2.2552</text:p>
          </table:table-cell>
          <table:table-cell office:value-type="float" office:value="2.27602133333333" calcext:value-type="float">
            <text:p>2.27602</text:p>
          </table:table-cell>
          <table:table-cell office:value-type="float" office:value="3.38106" calcext:value-type="float">
            <text:p>3.381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48467" calcext:value-type="float">
            <text:p>2.24847</text:p>
          </table:table-cell>
          <table:table-cell office:value-type="float" office:value="2.30736283333333" calcext:value-type="float">
            <text:p>2.30736</text:p>
          </table:table-cell>
          <table:table-cell office:value-type="float" office:value="3.840385" calcext:value-type="float">
            <text:p>3.840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4712416666667" calcext:value-type="float">
            <text:p>2.24712</text:p>
          </table:table-cell>
          <table:table-cell office:value-type="float" office:value="2.34086083333333" calcext:value-type="float">
            <text:p>2.34086</text:p>
          </table:table-cell>
          <table:table-cell office:value-type="float" office:value="4.109004" calcext:value-type="float">
            <text:p>4.1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52475" calcext:value-type="float">
            <text:p>2.24652</text:p>
          </table:table-cell>
          <table:table-cell office:value-type="float" office:value="2.32512933333333" calcext:value-type="float">
            <text:p>2.32513</text:p>
          </table:table-cell>
          <table:table-cell office:value-type="float" office:value="4.309714" calcext:value-type="float">
            <text:p>4.309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269783333333" calcext:value-type="float">
            <text:p>2.2427</text:p>
          </table:table-cell>
          <table:table-cell office:value-type="float" office:value="2.346812" calcext:value-type="float">
            <text:p>2.34681</text:p>
          </table:table-cell>
          <table:table-cell office:value-type="float" office:value="3.65674" calcext:value-type="float">
            <text:p>3.656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254808333333" calcext:value-type="float">
            <text:p>2.24255</text:p>
          </table:table-cell>
          <table:table-cell office:value-type="float" office:value="2.36270475" calcext:value-type="float">
            <text:p>2.3627</text:p>
          </table:table-cell>
          <table:table-cell office:value-type="float" office:value="3.99418" calcext:value-type="float">
            <text:p>3.994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231191666667" calcext:value-type="float">
            <text:p>2.24231</text:p>
          </table:table-cell>
          <table:table-cell office:value-type="float" office:value="2.46443358333333" calcext:value-type="float">
            <text:p>2.46443</text:p>
          </table:table-cell>
          <table:table-cell office:value-type="float" office:value="3.972171" calcext:value-type="float">
            <text:p>3.972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97791666667" calcext:value-type="float">
            <text:p>2.23898</text:p>
          </table:table-cell>
          <table:table-cell office:value-type="float" office:value="2.37112833333333" calcext:value-type="float">
            <text:p>2.37113</text:p>
          </table:table-cell>
          <table:table-cell office:value-type="float" office:value="3.45357" calcext:value-type="float">
            <text:p>3.453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769258333333" calcext:value-type="float">
            <text:p>2.23769</text:p>
          </table:table-cell>
          <table:table-cell office:value-type="float" office:value="2.327068" calcext:value-type="float">
            <text:p>2.32707</text:p>
          </table:table-cell>
          <table:table-cell office:value-type="float" office:value="4.004305" calcext:value-type="float">
            <text:p>4.004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266508333333" calcext:value-type="float">
            <text:p>2.23267</text:p>
          </table:table-cell>
          <table:table-cell office:value-type="float" office:value="2.32063591666667" calcext:value-type="float">
            <text:p>2.32064</text:p>
          </table:table-cell>
          <table:table-cell office:value-type="float" office:value="4.125441" calcext:value-type="float">
            <text:p>4.125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166" calcext:value-type="float">
            <text:p>2.22817</text:p>
          </table:table-cell>
          <table:table-cell office:value-type="float" office:value="2.34754725" calcext:value-type="float">
            <text:p>2.34755</text:p>
          </table:table-cell>
          <table:table-cell office:value-type="float" office:value="3.502596" calcext:value-type="float">
            <text:p>3.50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77565" calcext:value-type="float">
            <text:p>2.22776</text:p>
          </table:table-cell>
          <table:table-cell office:value-type="float" office:value="2.39040525" calcext:value-type="float">
            <text:p>2.39041</text:p>
          </table:table-cell>
          <table:table-cell office:value-type="float" office:value="3.713694" calcext:value-type="float">
            <text:p>3.713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92333333333" calcext:value-type="float">
            <text:p>2.22692</text:p>
          </table:table-cell>
          <table:table-cell office:value-type="float" office:value="2.34184791666667" calcext:value-type="float">
            <text:p>2.34185</text:p>
          </table:table-cell>
          <table:table-cell office:value-type="float" office:value="3.704592" calcext:value-type="float">
            <text:p>3.7045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636991666667" calcext:value-type="float">
            <text:p>2.22637</text:p>
          </table:table-cell>
          <table:table-cell office:value-type="float" office:value="2.34436158333333" calcext:value-type="float">
            <text:p>2.34436</text:p>
          </table:table-cell>
          <table:table-cell office:value-type="float" office:value="3.847437" calcext:value-type="float">
            <text:p>3.8474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2470483333333" calcext:value-type="float">
            <text:p>2.2247</text:p>
          </table:table-cell>
          <table:table-cell office:value-type="float" office:value="2.33555025" calcext:value-type="float">
            <text:p>2.33555</text:p>
          </table:table-cell>
          <table:table-cell office:value-type="float" office:value="3.597286" calcext:value-type="float">
            <text:p>3.597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2038666666667" calcext:value-type="float">
            <text:p>2.22039</text:p>
          </table:table-cell>
          <table:table-cell office:value-type="float" office:value="2.34655916666667" calcext:value-type="float">
            <text:p>2.34656</text:p>
          </table:table-cell>
          <table:table-cell office:value-type="float" office:value="3.746518" calcext:value-type="float">
            <text:p>3.746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127308333333" calcext:value-type="float">
            <text:p>2.21127</text:p>
          </table:table-cell>
          <table:table-cell office:value-type="float" office:value="2.27208391666667" calcext:value-type="float">
            <text:p>2.27208</text:p>
          </table:table-cell>
          <table:table-cell office:value-type="float" office:value="3.557769" calcext:value-type="float">
            <text:p>3.557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61983333333" calcext:value-type="float">
            <text:p>2.20862</text:p>
          </table:table-cell>
          <table:table-cell office:value-type="float" office:value="2.31446858333333" calcext:value-type="float">
            <text:p>2.31447</text:p>
          </table:table-cell>
          <table:table-cell office:value-type="float" office:value="3.192656" calcext:value-type="float">
            <text:p>3.192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15916666667" calcext:value-type="float">
            <text:p>2.20816</text:p>
          </table:table-cell>
          <table:table-cell office:value-type="float" office:value="2.28575958333333" calcext:value-type="float">
            <text:p>2.28576</text:p>
          </table:table-cell>
          <table:table-cell office:value-type="float" office:value="3.250632" calcext:value-type="float">
            <text:p>3.2506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636958333333" calcext:value-type="float">
            <text:p>2.20637</text:p>
          </table:table-cell>
          <table:table-cell office:value-type="float" office:value="2.23606458333333" calcext:value-type="float">
            <text:p>2.23606</text:p>
          </table:table-cell>
          <table:table-cell office:value-type="float" office:value="3.187736" calcext:value-type="float">
            <text:p>3.187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476908333333" calcext:value-type="float">
            <text:p>2.20477</text:p>
          </table:table-cell>
          <table:table-cell office:value-type="float" office:value="2.18481075" calcext:value-type="float">
            <text:p>2.18481</text:p>
          </table:table-cell>
          <table:table-cell office:value-type="float" office:value="3.232045" calcext:value-type="float">
            <text:p>3.232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097966666667" calcext:value-type="float">
            <text:p>2.20098</text:p>
          </table:table-cell>
          <table:table-cell office:value-type="float" office:value="2.39903425" calcext:value-type="float">
            <text:p>2.39903</text:p>
          </table:table-cell>
          <table:table-cell office:value-type="float" office:value="3.550964" calcext:value-type="float">
            <text:p>3.550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13525" calcext:value-type="float">
            <text:p>2.20014</text:p>
          </table:table-cell>
          <table:table-cell office:value-type="float" office:value="2.23844191666667" calcext:value-type="float">
            <text:p>2.23844</text:p>
          </table:table-cell>
          <table:table-cell office:value-type="float" office:value="3.388973" calcext:value-type="float">
            <text:p>3.388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602541666667" calcext:value-type="float">
            <text:p>2.16603</text:p>
          </table:table-cell>
          <table:table-cell office:value-type="float" office:value="2.19790583333333" calcext:value-type="float">
            <text:p>2.19791</text:p>
          </table:table-cell>
          <table:table-cell office:value-type="float" office:value="2.860773" calcext:value-type="float">
            <text:p>2.860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50033333333" calcext:value-type="float">
            <text:p>2.1955</text:p>
          </table:table-cell>
          <table:table-cell office:value-type="float" office:value="2.32756491666667" calcext:value-type="float">
            <text:p>2.32756</text:p>
          </table:table-cell>
          <table:table-cell office:value-type="float" office:value="3.488316" calcext:value-type="float">
            <text:p>3.488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144191666667" calcext:value-type="float">
            <text:p>2.19144</text:p>
          </table:table-cell>
          <table:table-cell office:value-type="float" office:value="2.34150066666667" calcext:value-type="float">
            <text:p>2.3415</text:p>
          </table:table-cell>
          <table:table-cell office:value-type="float" office:value="3.558109" calcext:value-type="float">
            <text:p>3.558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75875" calcext:value-type="float">
            <text:p>2.18776</text:p>
          </table:table-cell>
          <table:table-cell office:value-type="float" office:value="2.18712416666667" calcext:value-type="float">
            <text:p>2.18712</text:p>
          </table:table-cell>
          <table:table-cell office:value-type="float" office:value="2.73449" calcext:value-type="float">
            <text:p>2.734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16733333333" calcext:value-type="float">
            <text:p>2.18617</text:p>
          </table:table-cell>
          <table:table-cell office:value-type="float" office:value="2.28906941666667" calcext:value-type="float">
            <text:p>2.28907</text:p>
          </table:table-cell>
          <table:table-cell office:value-type="float" office:value="2.839284" calcext:value-type="float">
            <text:p>2.839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8299541666667" calcext:value-type="float">
            <text:p>2.183</text:p>
          </table:table-cell>
          <table:table-cell office:value-type="float" office:value="2.3567725" calcext:value-type="float">
            <text:p>2.35677</text:p>
          </table:table-cell>
          <table:table-cell office:value-type="float" office:value="3.183692" calcext:value-type="float">
            <text:p>3.183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581" calcext:value-type="float">
            <text:p>2.17758</text:p>
          </table:table-cell>
          <table:table-cell office:value-type="float" office:value="2.2959635" calcext:value-type="float">
            <text:p>2.29596</text:p>
          </table:table-cell>
          <table:table-cell office:value-type="float" office:value="2.762508" calcext:value-type="float">
            <text:p>2.762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12433333333" calcext:value-type="float">
            <text:p>2.16712</text:p>
          </table:table-cell>
          <table:table-cell office:value-type="float" office:value="2.30787183333333" calcext:value-type="float">
            <text:p>2.30787</text:p>
          </table:table-cell>
          <table:table-cell office:value-type="float" office:value="3.07295" calcext:value-type="float">
            <text:p>3.072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6066975" calcext:value-type="float">
            <text:p>2.16067</text:p>
          </table:table-cell>
          <table:table-cell office:value-type="float" office:value="2.27337725" calcext:value-type="float">
            <text:p>2.27338</text:p>
          </table:table-cell>
          <table:table-cell office:value-type="float" office:value="2.802204" calcext:value-type="float">
            <text:p>2.80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701266666667" calcext:value-type="float">
            <text:p>2.15701</text:p>
          </table:table-cell>
          <table:table-cell office:value-type="float" office:value="2.1939285" calcext:value-type="float">
            <text:p>2.19393</text:p>
          </table:table-cell>
          <table:table-cell office:value-type="float" office:value="2.660771" calcext:value-type="float">
            <text:p>2.660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56145" calcext:value-type="float">
            <text:p>2.15615</text:p>
          </table:table-cell>
          <table:table-cell office:value-type="float" office:value="2.2580775" calcext:value-type="float">
            <text:p>2.25808</text:p>
          </table:table-cell>
          <table:table-cell office:value-type="float" office:value="2.814264" calcext:value-type="float">
            <text:p>2.814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072591666667" calcext:value-type="float">
            <text:p>2.18073</text:p>
          </table:table-cell>
          <table:table-cell office:value-type="float" office:value="2.14890008333333" calcext:value-type="float">
            <text:p>2.1489</text:p>
          </table:table-cell>
          <table:table-cell office:value-type="float" office:value="2.942322" calcext:value-type="float">
            <text:p>2.9423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2958166666667" calcext:value-type="float">
            <text:p>2.12958</text:p>
          </table:table-cell>
          <table:table-cell office:value-type="float" office:value="2.30057833333333" calcext:value-type="float">
            <text:p>2.30058</text:p>
          </table:table-cell>
          <table:table-cell office:value-type="float" office:value="3.017952" calcext:value-type="float">
            <text:p>3.017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27524" calcext:value-type="float">
            <text:p>2.12752</text:p>
          </table:table-cell>
          <table:table-cell office:value-type="float" office:value="2.298639" calcext:value-type="float">
            <text:p>2.29864</text:p>
          </table:table-cell>
          <table:table-cell office:value-type="float" office:value="2.926851" calcext:value-type="float">
            <text:p>2.926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5" calcext:value-type="float">
            <text:p>5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4" calcext:value-type="float">
            <text:p>4</text:p>
          </table:table-cell>
          <table:table-cell table:formula="of:=SUM([.H1:.H5])" office:value-type="float" office:value="4" calcext:value-type="float">
            <text:p>4</text:p>
          </table:table-cell>
          <table:table-cell table:formula="of:=SUM([.I1:.I5])" office:value-type="float" office:value="0" calcext:value-type="float">
            <text:p>0</text:p>
          </table:table-cell>
          <table:table-cell table:formula="of:=SUM([.J1:.J5])" office:value-type="float" office:value="5" calcext:value-type="float">
            <text:p>5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5" calcext:value-type="float">
            <text:p>5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0" calcext:value-type="float">
            <text:p>0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5" calcext:value-type="float">
            <text:p>5</text:p>
          </table:table-cell>
          <table:table-cell table:formula="of:=SUM([.AS1:.AS5])" office:value-type="float" office:value="4" calcext:value-type="float">
            <text:p>4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7:25.520375429</dc:date>
    <meta:document-statistic meta:table-count="1" meta:cell-count="4640" meta:object-count="0"/>
    <meta:generator>LibreOffice/4.2.8.2$Linux_X86_64 LibreOffice_project/420m0$Build-2</meta:generator>
  </office:meta>
</office:document-meta>
</file>